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dInputStream.read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InputStream.PipedInputStream( java . io . PipedOut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InputStream.connect( java . io . PipedOut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InputStream.Piped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InputStream.receiv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